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110d7a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T1" style:family="text">
      <style:text-properties officeooo:rsid="00110d7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ssignment <text:tab/><text:span text:style-name="T1">17</text:span></text:h>
      <text:h text:style-name="P1" text:outline-level="2">Topic: Object-Oriented Programming</text:h>
      <text:h text:style-name="P1" text:outline-level="2">Subtopics: Data Abstraction, Class Definition, Class Instances, <text:span text:style-name="Source_20_Text">Methods</text:span> </text:h>
      <text:h text:style-name="P1" text:outline-level="2">Challenge 1: 📦 The Box Class</text:h>
      <text:h text:style-name="Heading_20_3" text:outline-level="3"><text:span text:style-name="Strong_20_Emphasis">Goal</text:span>: Practice class creation, comparison between objects, and area/volume calculations.</text:h>
      <text:p text:style-name="Horizontal_20_Line"/>
      <text:h text:style-name="Heading_20_3" text:outline-level="3"><text:span text:style-name="Strong_20_Emphasis">Challenge 1</text:span></text:h>
      <text:p text:style-name="Text_20_body"><text:span text:style-name="Strong_20_Emphasis">Write a class called </text:span><text:span text:style-name="Strong_20_Emphasis"><text:span text:style-name="Source_20_Text">Box</text:span></text:span><text:span text:style-name="Strong_20_Emphasis"> that:</text:span></text:p>
      <text:list text:style-name="L1">
        <text:list-item>
          <text:p text:style-name="P2">Has attributes: <text:span text:style-name="Source_20_Text">length</text:span>, <text:span text:style-name="Source_20_Text">width</text:span>, <text:span text:style-name="Source_20_Text">height</text:span></text:p>
        </text:list-item>
        <text:list-item>
          <text:p text:style-name="P2">Has a method <text:span text:style-name="Source_20_Text">get_volume()</text:span> that returns the volume (length × width × height)</text:p>
        </text:list-item>
        <text:list-item>
          <text:p text:style-name="P2">Has a method <text:span text:style-name="Source_20_Text">is_cube()</text:span> that returns <text:span text:style-name="Source_20_Text">True</text:span> if all sides are equal</text:p>
        </text:list-item>
        <text:list-item>
          <text:p text:style-name="P2">Has a method <text:span text:style-name="Source_20_Text">bigger(other)</text:span> that returns the box with a larger volume</text:p>
        </text:list-item>
      </text:list>
      <text:p text:style-name="Horizontal_20_Line"/>
      <text:h text:style-name="Heading_20_3" text:outline-level="3"/>
      <text:p text:style-name="Horizontal_20_Line"/>
      <text:h text:style-name="P1" text:outline-level="2"><text:soft-page-break/>🧪</text:h>
      <text:h text:style-name="P1" text:outline-level="2"/>
      <text:h text:style-name="P1" text:outline-level="2"><text:s/>Challenge 2: 🎵 The Song Class</text:h>
      <text:h text:style-name="Heading_20_3" text:outline-level="3"><text:span text:style-name="Strong_20_Emphasis">Goal</text:span>: Practice instance attributes, conditionals, methods, and object interaction.</text:h>
      <text:p text:style-name="Horizontal_20_Line"/>
      <text:h text:style-name="Heading_20_3" text:outline-level="3"><text:span text:style-name="Strong_20_Emphasis">Challenge 2</text:span></text:h>
      <text:p text:style-name="Text_20_body"><text:span text:style-name="Strong_20_Emphasis">Write a class called </text:span><text:span text:style-name="Strong_20_Emphasis"><text:span text:style-name="Source_20_Text">Song</text:span></text:span><text:span text:style-name="Strong_20_Emphasis"> that:</text:span></text:p>
      <text:list text:style-name="L2">
        <text:list-item>
          <text:p text:style-name="P3">Has attributes: <text:span text:style-name="Source_20_Text">title</text:span>, <text:span text:style-name="Source_20_Text">artist</text:span>, <text:span text:style-name="Source_20_Text">duration</text:span> (in seconds)</text:p>
        </text:list-item>
        <text:list-item>
          <text:p text:style-name="P3">Has a method <text:span text:style-name="Source_20_Text">is_long()</text:span> that returns <text:span text:style-name="Source_20_Text">True</text:span> if the song is over 5 minutes (300 seconds)</text:p>
        </text:list-item>
        <text:list-item>
          <text:p text:style-name="P3">Has a method <text:span text:style-name="Source_20_Text">same_artist(other)</text:span> that returns <text:span text:style-name="Source_20_Text">True</text:span> if two songs have the same artist</text:p>
        </text:list-item>
        <text:list-item>
          <text:p text:style-name="P3">Has a method <text:span text:style-name="Source_20_Text">longer_song(other)</text:span> that returns the song with the longer duration</text:p>
        </text:list-item>
      </text:list>
      <text:p text:style-name="Horizontal_20_Line"/>
      <text:h text:style-name="Heading_20_3" text:outline-level="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5:00:53.312676172</meta:creation-date>
    <dc:date>2025-07-14T15:05:18.781427933</dc:date>
    <meta:editing-duration>PT4M26S</meta:editing-duration>
    <meta:editing-cycles>1</meta:editing-cycles>
    <meta:document-statistic meta:table-count="0" meta:image-count="0" meta:object-count="0" meta:page-count="2" meta:paragraph-count="20" meta:word-count="160" meta:character-count="980" meta:non-whitespace-character-count="845"/>
    <meta:generator>LibreOffice/24.8.7.2$Linux_X86_64 LibreOffice_project/480$Build-2</meta:generator>
  </office:meta>
</office:document-meta>
</file>